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02b" officeooo:paragraph-rsid="00000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23:26:34.481818907</meta:creation-date>
    <dc:date>2020-11-20T23:28:33.178649029</dc:date>
    <meta:editing-duration>PT2M39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